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776in" svg:height="4.7031in" svg:x="7.8094in" svg:y="0.8646in">
            <draw:object draw:notify-on-update-of-ranges="Sheet1.C5:Sheet1.C55 Sheet1.D5:Sheet1.D55 Sheet1.F5:Sheet1.F11 Sheet1.G12:Sheet1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np(1-p)^(n-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Th. Throughput</text:p>
          </table:table-cell>
          <table:table-cell/>
          <table:table-cell office:value-type="string" calcext:value-type="string">
            <text:p>p </text:p>
          </table:table-cell>
          <table:table-cell office:value-type="string" calcext:value-type="string">
            <text:p>f(x) sim</text:p>
          </table:table-cell>
          <table:table-cell office:value-type="string" calcext:value-type="string">
            <text:p>95 % CI 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B$5]*[.C5]*POWER(1-[.C5]; [.$B$5]-1)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950138888888889" calcext:value-type="float">
            <text:p>0.095013888888889</text:p>
          </table:table-cell>
          <table:table-cell/>
        </table:table-row>
        <table:table-row table:style-name="ro1">
          <table:table-cell table:number-columns-repeated="2"/>
          <table:table-cell table:formula="of:=0.02+[.C5]" office:value-type="float" office:value="0.02" calcext:value-type="float">
            <text:p>0.02</text:p>
          </table:table-cell>
          <table:table-cell table:formula="of:=[.$B$5]*[.C6]*POWER(1-[.C6]; [.$B$5]-1)" office:value-type="float" office:value="0.092236816" calcext:value-type="float">
            <text:p>0.09223681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78013888888889" calcext:value-type="float">
            <text:p>0.178013888888889</text:p>
          </table:table-cell>
          <table:table-cell/>
        </table:table-row>
        <table:table-row table:style-name="ro1">
          <table:table-cell table:number-columns-repeated="2"/>
          <table:table-cell table:formula="of:=0.02+[.C6]" office:value-type="float" office:value="0.04" calcext:value-type="float">
            <text:p>0.04</text:p>
          </table:table-cell>
          <table:table-cell table:formula="of:=[.$B$5]*[.C7]*POWER(1-[.C7]; [.$B$5]-1)" office:value-type="float" office:value="0.169869312" calcext:value-type="float">
            <text:p>0.16986931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54486111111111" calcext:value-type="float">
            <text:p>0.254486111111111</text:p>
          </table:table-cell>
          <table:table-cell/>
        </table:table-row>
        <table:table-row table:style-name="ro1">
          <table:table-cell table:number-columns-repeated="2"/>
          <table:table-cell table:formula="of:=0.02+[.C7]" office:value-type="float" office:value="0.06" calcext:value-type="float">
            <text:p>0.06</text:p>
          </table:table-cell>
          <table:table-cell table:formula="of:=[.$B$5]*[.C8]*POWER(1-[.C8]; [.$B$5]-1)" office:value-type="float" office:value="0.234224688" calcext:value-type="float">
            <text:p>0.234224688</text:p>
          </table:table-cell>
          <table:table-cell table:style-name="ce2" office:value-type="string" calcext:value-type="string" table:number-columns-spanned="1" table:number-rows-spanned="4">
            <text:p>N = 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18430555555556" calcext:value-type="float">
            <text:p>0.318430555555556</text:p>
          </table:table-cell>
          <table:table-cell table:style-name="ce6" office:value-type="float" office:value="0.0034018171863518" calcext:value-type="float">
            <text:p>0.003401817186352</text:p>
          </table:table-cell>
        </table:table-row>
        <table:table-row table:style-name="ro1">
          <table:table-cell table:number-columns-repeated="2"/>
          <table:table-cell table:formula="of:=0.02+[.C8]" office:value-type="float" office:value="0.08" calcext:value-type="float">
            <text:p>0.08</text:p>
          </table:table-cell>
          <table:table-cell table:formula="of:=[.$B$5]*[.C9]*POWER(1-[.C9]; [.$B$5]-1)" office:value-type="float" office:value="0.286557184" calcext:value-type="float">
            <text:p>0.286557184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478972222222222" calcext:value-type="float">
            <text:p>0.478972222222222</text:p>
          </table:table-cell>
          <table:table-cell table:style-name="ce7" office:value-type="float" office:value="0.00355919094331006" calcext:value-type="float">
            <text:p>0.00355919094331</text:p>
          </table:table-cell>
        </table:table-row>
        <table:table-row table:style-name="ro1">
          <table:table-cell table:number-columns-repeated="2"/>
          <table:table-cell table:formula="of:=0.02+[.C9]" office:value-type="float" office:value="0.1" calcext:value-type="float">
            <text:p>0.1</text:p>
          </table:table-cell>
          <table:table-cell table:formula="of:=[.$B$5]*[.C10]*POWER(1-[.C10]; [.$B$5]-1)" office:value-type="float" office:value="0.32805" calcext:value-type="float">
            <text:p>0.32805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482708333333333" calcext:value-type="float">
            <text:p>0.482708333333333</text:p>
          </table:table-cell>
          <table:table-cell table:style-name="ce7" office:value-type="float" office:value="0.00346058420554753" calcext:value-type="float">
            <text:p>0.003460584205548</text:p>
          </table:table-cell>
        </table:table-row>
        <table:table-row table:style-name="ro1">
          <table:table-cell table:number-columns-repeated="2"/>
          <table:table-cell table:formula="of:=0.02+[.C10]" office:value-type="float" office:value="0.12" calcext:value-type="float">
            <text:p>0.12</text:p>
          </table:table-cell>
          <table:table-cell table:formula="of:=[.$B$5]*[.C11]*POWER(1-[.C11]; [.$B$5]-1)" office:value-type="float" office:value="0.359817216" calcext:value-type="float">
            <text:p>0.359817216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319958333333333" calcext:value-type="float">
            <text:p>0.319958333333333</text:p>
          </table:table-cell>
          <table:table-cell table:style-name="ce8" office:value-type="float" office:value="0.0029747434669573" calcext:value-type="float">
            <text:p>0.002974743466957</text:p>
          </table:table-cell>
        </table:table-row>
        <table:table-row table:style-name="ro1">
          <table:table-cell table:number-columns-repeated="2"/>
          <table:table-cell table:formula="of:=0.02+[.C11]" office:value-type="float" office:value="0.14" calcext:value-type="float">
            <text:p>0.14</text:p>
          </table:table-cell>
          <table:table-cell table:formula="of:=[.$B$5]*[.C12]*POWER(1-[.C12]; [.$B$5]-1)" office:value-type="float" office:value="0.382905712" calcext:value-type="float">
            <text:p>0.38290571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00319444444444" calcext:value-type="float">
            <text:p>0.200319444444444</text:p>
          </table:table-cell>
          <table:table-cell/>
        </table:table-row>
        <table:table-row table:style-name="ro1">
          <table:table-cell table:number-columns-repeated="2"/>
          <table:table-cell table:formula="of:=0.02+[.C12]" office:value-type="float" office:value="0.16" calcext:value-type="float">
            <text:p>0.16</text:p>
          </table:table-cell>
          <table:table-cell table:formula="of:=[.$B$5]*[.C13]*POWER(1-[.C13]; [.$B$5]-1)" office:value-type="float" office:value="0.398297088" calcext:value-type="float">
            <text:p>0.39829708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26972222222222" calcext:value-type="float">
            <text:p>0.326972222222222</text:p>
          </table:table-cell>
          <table:table-cell/>
        </table:table-row>
        <table:table-row table:style-name="ro1">
          <table:table-cell table:number-columns-repeated="2"/>
          <table:table-cell table:formula="of:=0.02+[.C13]" office:value-type="float" office:value="0.18" calcext:value-type="float">
            <text:p>0.18</text:p>
          </table:table-cell>
          <table:table-cell table:formula="of:=[.$B$5]*[.C14]*POWER(1-[.C14]; [.$B$5]-1)" office:value-type="float" office:value="0.406909584" calcext:value-type="float">
            <text:p>0.40690958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391736111111111" calcext:value-type="float">
            <text:p>0.391736111111111</text:p>
          </table:table-cell>
          <table:table-cell/>
        </table:table-row>
        <table:table-row table:style-name="ro1">
          <table:table-cell table:number-columns-repeated="2"/>
          <table:table-cell table:formula="of:=0.02+[.C14]" office:value-type="float" office:value="0.2" calcext:value-type="float">
            <text:p>0.2</text:p>
          </table:table-cell>
          <table:table-cell table:formula="of:=[.$B$5]*[.C15]*POWER(1-[.C15]; [.$B$5]-1)" office:value-type="float" office:value="0.4096" calcext:value-type="float">
            <text:p>0.4096</text:p>
          </table:table-cell>
          <table:table-cell table:style-name="ce2" office:value-type="string" calcext:value-type="string" table:number-columns-spanned="1" table:number-rows-spanned="4">
            <text:p>N = 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10291666666666" calcext:value-type="float">
            <text:p>0.410291666666666</text:p>
          </table:table-cell>
          <table:table-cell table:style-name="ce6" office:value-type="float" office:value="0.0032519725903023" calcext:value-type="float">
            <text:p>0.003251972590302</text:p>
          </table:table-cell>
        </table:table-row>
        <table:table-row table:style-name="ro1">
          <table:table-cell table:number-columns-repeated="2"/>
          <table:table-cell table:formula="of:=0.02+[.C15]" office:value-type="float" office:value="0.22" calcext:value-type="float">
            <text:p>0.22</text:p>
          </table:table-cell>
          <table:table-cell table:formula="of:=[.$B$5]*[.C16]*POWER(1-[.C16]; [.$B$5]-1)" office:value-type="float" office:value="0.407165616" calcext:value-type="float">
            <text:p>0.407165616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26075" calcext:value-type="float">
            <text:p>0.26075</text:p>
          </table:table-cell>
          <table:table-cell table:style-name="ce7" office:value-type="float" office:value="0.00302344260072199" calcext:value-type="float">
            <text:p>0.003023442600722</text:p>
          </table:table-cell>
        </table:table-row>
        <table:table-row table:style-name="ro1">
          <table:table-cell table:number-columns-repeated="2"/>
          <table:table-cell table:formula="of:=0.02+[.C16]" office:value-type="float" office:value="0.24" calcext:value-type="float">
            <text:p>0.24</text:p>
          </table:table-cell>
          <table:table-cell table:formula="of:=[.$B$5]*[.C17]*POWER(1-[.C17]; [.$B$5]-1)" office:value-type="float" office:value="0.400346112" calcext:value-type="float">
            <text:p>0.400346112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0781388888888888" calcext:value-type="float">
            <text:p>0.078138888888889</text:p>
          </table:table-cell>
          <table:table-cell table:style-name="ce7" office:value-type="float" office:value="0.00192255099044415" calcext:value-type="float">
            <text:p>0.001922550990444</text:p>
          </table:table-cell>
        </table:table-row>
        <table:table-row table:style-name="ro1">
          <table:table-cell table:number-columns-repeated="2"/>
          <table:table-cell table:formula="of:=0.02+[.C17]" office:value-type="float" office:value="0.26" calcext:value-type="float">
            <text:p>0.26</text:p>
          </table:table-cell>
          <table:table-cell table:formula="of:=[.$B$5]*[.C18]*POWER(1-[.C18]; [.$B$5]-1)" office:value-type="float" office:value="0.389825488" calcext:value-type="float">
            <text:p>0.389825488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00654166666666666" calcext:value-type="float">
            <text:p>0.006541666666667</text:p>
          </table:table-cell>
          <table:table-cell table:style-name="ce8" office:value-type="float" office:value="0.000603361632502276" calcext:value-type="float">
            <text:p>0.000603361632502</text:p>
          </table:table-cell>
        </table:table-row>
        <table:table-row table:style-name="ro1">
          <table:table-cell table:number-columns-repeated="2"/>
          <table:table-cell table:formula="of:=0.02+[.C18]" office:value-type="float" office:value="0.28" calcext:value-type="float">
            <text:p>0.28</text:p>
          </table:table-cell>
          <table:table-cell table:formula="of:=[.$B$5]*[.C19]*POWER(1-[.C19]; [.$B$5]-1)" office:value-type="float" office:value="0.376233984" calcext:value-type="float">
            <text:p>0.37623398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314458333333333" calcext:value-type="float">
            <text:p>0.314458333333333</text:p>
          </table:table-cell>
          <table:table-cell/>
        </table:table-row>
        <table:table-row table:style-name="ro1">
          <table:table-cell table:number-columns-repeated="2"/>
          <table:table-cell table:formula="of:=0.02+[.C19]" office:value-type="float" office:value="0.3" calcext:value-type="float">
            <text:p>0.3</text:p>
          </table:table-cell>
          <table:table-cell table:formula="of:=[.$B$5]*[.C20]*POWER(1-[.C20]; [.$B$5]-1)" office:value-type="float" office:value="0.36015" calcext:value-type="float">
            <text:p>0.3601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86180555555555" calcext:value-type="float">
            <text:p>0.386180555555555</text:p>
          </table:table-cell>
          <table:table-cell/>
        </table:table-row>
        <table:table-row table:style-name="ro1">
          <table:table-cell table:number-columns-repeated="2"/>
          <table:table-cell table:formula="of:=0.02+[.C20]" office:value-type="float" office:value="0.32" calcext:value-type="float">
            <text:p>0.32</text:p>
          </table:table-cell>
          <table:table-cell table:formula="of:=[.$B$5]*[.C21]*POWER(1-[.C21]; [.$B$5]-1)" office:value-type="float" office:value="0.342102016" calcext:value-type="float">
            <text:p>0.34210201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349277777777777" calcext:value-type="float">
            <text:p>0.349277777777777</text:p>
          </table:table-cell>
          <table:table-cell/>
        </table:table-row>
        <table:table-row table:style-name="ro1">
          <table:table-cell table:number-columns-repeated="2"/>
          <table:table-cell table:formula="of:=0.02+[.C21]" office:value-type="float" office:value="0.34" calcext:value-type="float">
            <text:p>0.34</text:p>
          </table:table-cell>
          <table:table-cell table:formula="of:=[.$B$5]*[.C22]*POWER(1-[.C22]; [.$B$5]-1)" office:value-type="float" office:value="0.322570512" calcext:value-type="float">
            <text:p>0.322570512</text:p>
          </table:table-cell>
          <table:table-cell table:style-name="ce2" office:value-type="string" calcext:value-type="string" table:number-columns-spanned="1" table:number-rows-spanned="4">
            <text:p>N = 1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270958333333333" calcext:value-type="float">
            <text:p>0.270958333333333</text:p>
          </table:table-cell>
          <table:table-cell table:style-name="ce6" office:value-type="float" office:value="0.00258825567100446" calcext:value-type="float">
            <text:p>0.002588255671004</text:p>
          </table:table-cell>
        </table:table-row>
        <table:table-row table:style-name="ro1">
          <table:table-cell table:number-columns-repeated="2"/>
          <table:table-cell table:formula="of:=0.02+[.C22]" office:value-type="float" office:value="0.36" calcext:value-type="float">
            <text:p>0.36</text:p>
          </table:table-cell>
          <table:table-cell table:formula="of:=[.$B$5]*[.C23]*POWER(1-[.C23]; [.$B$5]-1)" office:value-type="float" office:value="0.301989888" calcext:value-type="float">
            <text:p>0.301989888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table:style-name="ce7" office:value-type="float" office:value="0.0014165216952805" calcext:value-type="float">
            <text:p>0.001416521695281</text:p>
          </table:table-cell>
        </table:table-row>
        <table:table-row table:style-name="ro1">
          <table:table-cell table:number-columns-repeated="2"/>
          <table:table-cell table:formula="of:=0.02+[.C23]" office:value-type="float" office:value="0.38" calcext:value-type="float">
            <text:p>0.38</text:p>
          </table:table-cell>
          <table:table-cell table:formula="of:=[.$B$5]*[.C24]*POWER(1-[.C24]; [.$B$5]-1)" office:value-type="float" office:value="0.280750384" calcext:value-type="float">
            <text:p>0.280750384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.00141666666666667" calcext:value-type="float">
            <text:p>0.001416666666667</text:p>
          </table:table-cell>
          <table:table-cell table:style-name="ce7" office:value-type="float" office:value="0.000255515852236033" calcext:value-type="float">
            <text:p>0.000255515852236</text:p>
          </table:table-cell>
        </table:table-row>
        <table:table-row table:style-name="ro1">
          <table:table-cell table:number-columns-repeated="2"/>
          <table:table-cell table:formula="of:=0.02+[.C24]" office:value-type="float" office:value="0.4" calcext:value-type="float">
            <text:p>0.4</text:p>
          </table:table-cell>
          <table:table-cell table:formula="of:=[.$B$5]*[.C25]*POWER(1-[.C25]; [.$B$5]-1)" office:value-type="float" office:value="0.2592" calcext:value-type="float">
            <text:p>0.2592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25]" office:value-type="float" office:value="0.42" calcext:value-type="float">
            <text:p>0.42</text:p>
          </table:table-cell>
          <table:table-cell table:formula="of:=[.$B$5]*[.C26]*POWER(1-[.C26]; [.$B$5]-1)" office:value-type="float" office:value="0.237646416" calcext:value-type="float">
            <text:p>0.23764641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340861111111111" calcext:value-type="float">
            <text:p>0.340861111111111</text:p>
          </table:table-cell>
          <table:table-cell/>
        </table:table-row>
        <table:table-row table:style-name="ro1">
          <table:table-cell table:number-columns-repeated="2"/>
          <table:table-cell table:formula="of:=0.02+[.C26]" office:value-type="float" office:value="0.44" calcext:value-type="float">
            <text:p>0.44</text:p>
          </table:table-cell>
          <table:table-cell table:formula="of:=[.$B$5]*[.C27]*POWER(1-[.C27]; [.$B$5]-1)" office:value-type="float" office:value="0.216358912" calcext:value-type="float">
            <text:p>0.21635891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41319444444445" calcext:value-type="float">
            <text:p>0.141319444444445</text:p>
          </table:table-cell>
          <table:table-cell/>
        </table:table-row>
        <table:table-row table:style-name="ro1">
          <table:table-cell table:number-columns-repeated="2"/>
          <table:table-cell table:formula="of:=0.02+[.C27]" office:value-type="float" office:value="0.46" calcext:value-type="float">
            <text:p>0.46</text:p>
          </table:table-cell>
          <table:table-cell table:formula="of:=[.$B$5]*[.C28]*POWER(1-[.C28]; [.$B$5]-1)" office:value-type="float" office:value="0.195570288" calcext:value-type="float">
            <text:p>0.19557028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411666666666666" calcext:value-type="float">
            <text:p>0.041166666666667</text:p>
          </table:table-cell>
          <table:table-cell/>
        </table:table-row>
        <table:table-row table:style-name="ro1">
          <table:table-cell table:number-columns-repeated="2"/>
          <table:table-cell table:formula="of:=0.02+[.C28]" office:value-type="float" office:value="0.48" calcext:value-type="float">
            <text:p>0.48</text:p>
          </table:table-cell>
          <table:table-cell table:formula="of:=[.$B$5]*[.C29]*POWER(1-[.C29]; [.$B$5]-1)" office:value-type="float" office:value="0.175478784" calcext:value-type="float">
            <text:p>0.175478784</text:p>
          </table:table-cell>
          <table:table-cell table:style-name="ce2" office:value-type="string" calcext:value-type="string" table:number-columns-spanned="1" table:number-rows-spanned="4">
            <text:p>N = 3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0952777777777779" calcext:value-type="float">
            <text:p>0.009527777777778</text:p>
          </table:table-cell>
          <table:table-cell table:style-name="ce6" office:value-type="float" office:value="0.000727895121137477" calcext:value-type="float">
            <text:p>0.000727895121137</text:p>
          </table:table-cell>
        </table:table-row>
        <table:table-row table:style-name="ro1">
          <table:table-cell table:number-columns-repeated="2"/>
          <table:table-cell table:formula="of:=0.02+[.C29]" office:value-type="float" office:value="0.5" calcext:value-type="float">
            <text:p>0.5</text:p>
          </table:table-cell>
          <table:table-cell table:formula="of:=[.$B$5]*[.C30]*POWER(1-[.C30]; [.$B$5]-1)" office:value-type="float" office:value="0.15625" calcext:value-type="float">
            <text:p>0.15625</text:p>
          </table:table-cell>
          <table:covered-table-cell table:style-name="ce3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30]" office:value-type="float" office:value="0.52" calcext:value-type="float">
            <text:p>0.52</text:p>
          </table:table-cell>
          <table:table-cell table:formula="of:=[.$B$5]*[.C31]*POWER(1-[.C31]; [.$B$5]-1)" office:value-type="float" office:value="0.138018816" calcext:value-type="float">
            <text:p>0.138018816</text:p>
          </table:table-cell>
          <table:covered-table-cell table:style-name="ce3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31]" office:value-type="float" office:value="0.54" calcext:value-type="float">
            <text:p>0.54</text:p>
          </table:table-cell>
          <table:table-cell table:formula="of:=[.$B$5]*[.C32]*POWER(1-[.C32]; [.$B$5]-1)" office:value-type="float" office:value="0.120891312" calcext:value-type="float">
            <text:p>0.120891312</text:p>
          </table:table-cell>
          <table:covered-table-cell table:style-name="ce3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0.02+[.C32]" office:value-type="float" office:value="0.56" calcext:value-type="float">
            <text:p>0.56</text:p>
          </table:table-cell>
          <table:table-cell table:formula="of:=[.$B$5]*[.C33]*POWER(1-[.C33]; [.$B$5]-1)" office:value-type="float" office:value="0.104946688" calcext:value-type="float">
            <text:p>0.1049466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3]" office:value-type="float" office:value="0.58" calcext:value-type="float">
            <text:p>0.58</text:p>
          </table:table-cell>
          <table:table-cell table:formula="of:=[.$B$5]*[.C34]*POWER(1-[.C34]; [.$B$5]-1)" office:value-type="float" office:value="0.0902391839999999" calcext:value-type="float">
            <text:p>0.0902391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4]" office:value-type="float" office:value="0.6" calcext:value-type="float">
            <text:p>0.6</text:p>
          </table:table-cell>
          <table:table-cell table:formula="of:=[.$B$5]*[.C35]*POWER(1-[.C35]; [.$B$5]-1)" office:value-type="float" office:value="0.0767999999999999" calcext:value-type="float">
            <text:p>0.07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5]" office:value-type="float" office:value="0.62" calcext:value-type="float">
            <text:p>0.62</text:p>
          </table:table-cell>
          <table:table-cell table:formula="of:=[.$B$5]*[.C36]*POWER(1-[.C36]; [.$B$5]-1)" office:value-type="float" office:value="0.0646392159999999" calcext:value-type="float">
            <text:p>0.0646392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6]" office:value-type="float" office:value="0.64" calcext:value-type="float">
            <text:p>0.64</text:p>
          </table:table-cell>
          <table:table-cell table:formula="of:=[.$B$5]*[.C37]*POWER(1-[.C37]; [.$B$5]-1)" office:value-type="float" office:value="0.0537477119999999" calcext:value-type="float">
            <text:p>0.0537477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7]" office:value-type="float" office:value="0.66" calcext:value-type="float">
            <text:p>0.66</text:p>
          </table:table-cell>
          <table:table-cell table:formula="of:=[.$B$5]*[.C38]*POWER(1-[.C38]; [.$B$5]-1)" office:value-type="float" office:value="0.0440990879999999" calcext:value-type="float">
            <text:p>0.0440990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8]" office:value-type="float" office:value="0.68" calcext:value-type="float">
            <text:p>0.68</text:p>
          </table:table-cell>
          <table:table-cell table:formula="of:=[.$B$5]*[.C39]*POWER(1-[.C39]; [.$B$5]-1)" office:value-type="float" office:value="0.0356515839999999" calcext:value-type="float">
            <text:p>0.0356515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39]" office:value-type="float" office:value="0.7" calcext:value-type="float">
            <text:p>0.7</text:p>
          </table:table-cell>
          <table:table-cell table:formula="of:=[.$B$5]*[.C40]*POWER(1-[.C40]; [.$B$5]-1)" office:value-type="float" office:value="0.0283499999999999" calcext:value-type="float">
            <text:p>0.028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0]" office:value-type="float" office:value="0.72" calcext:value-type="float">
            <text:p>0.72</text:p>
          </table:table-cell>
          <table:table-cell table:formula="of:=[.$B$5]*[.C41]*POWER(1-[.C41]; [.$B$5]-1)" office:value-type="float" office:value="0.0221276159999999" calcext:value-type="float">
            <text:p>0.0221276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1]" office:value-type="float" office:value="0.74" calcext:value-type="float">
            <text:p>0.74</text:p>
          </table:table-cell>
          <table:table-cell table:formula="of:=[.$B$5]*[.C42]*POWER(1-[.C42]; [.$B$5]-1)" office:value-type="float" office:value="0.0169081119999999" calcext:value-type="float">
            <text:p>0.0169081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2]" office:value-type="float" office:value="0.76" calcext:value-type="float">
            <text:p>0.76</text:p>
          </table:table-cell>
          <table:table-cell table:formula="of:=[.$B$5]*[.C43]*POWER(1-[.C43]; [.$B$5]-1)" office:value-type="float" office:value="0.0126074879999999" calcext:value-type="float">
            <text:p>0.0126074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3]" office:value-type="float" office:value="0.78" calcext:value-type="float">
            <text:p>0.78</text:p>
          </table:table-cell>
          <table:table-cell table:formula="of:=[.$B$5]*[.C44]*POWER(1-[.C44]; [.$B$5]-1)" office:value-type="float" office:value="0.00913598399999994" calcext:value-type="float">
            <text:p>0.0091359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4]" office:value-type="float" office:value="0.8" calcext:value-type="float">
            <text:p>0.8</text:p>
          </table:table-cell>
          <table:table-cell table:formula="of:=[.$B$5]*[.C45]*POWER(1-[.C45]; [.$B$5]-1)" office:value-type="float" office:value="0.00639999999999995" calcext:value-type="float">
            <text:p>0.00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5]" office:value-type="float" office:value="0.82" calcext:value-type="float">
            <text:p>0.82</text:p>
          </table:table-cell>
          <table:table-cell table:formula="of:=[.$B$5]*[.C46]*POWER(1-[.C46]; [.$B$5]-1)" office:value-type="float" office:value="0.00430401599999996" calcext:value-type="float">
            <text:p>0.0043040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6]" office:value-type="float" office:value="0.84" calcext:value-type="float">
            <text:p>0.84</text:p>
          </table:table-cell>
          <table:table-cell table:formula="of:=[.$B$5]*[.C47]*POWER(1-[.C47]; [.$B$5]-1)" office:value-type="float" office:value="0.00275251199999997" calcext:value-type="float">
            <text:p>0.0027525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7]" office:value-type="float" office:value="0.86" calcext:value-type="float">
            <text:p>0.86</text:p>
          </table:table-cell>
          <table:table-cell table:formula="of:=[.$B$5]*[.C48]*POWER(1-[.C48]; [.$B$5]-1)" office:value-type="float" office:value="0.00165188799999998" calcext:value-type="float">
            <text:p>0.0016518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8]" office:value-type="float" office:value="0.88" calcext:value-type="float">
            <text:p>0.88</text:p>
          </table:table-cell>
          <table:table-cell table:formula="of:=[.$B$5]*[.C49]*POWER(1-[.C49]; [.$B$5]-1)" office:value-type="float" office:value="0.000912383999999987" calcext:value-type="float">
            <text:p>0.0009123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49]" office:value-type="float" office:value="0.9" calcext:value-type="float">
            <text:p>0.9</text:p>
          </table:table-cell>
          <table:table-cell table:formula="of:=[.$B$5]*[.C50]*POWER(1-[.C50]; [.$B$5]-1)" office:value-type="float" office:value="0.000449999999999992" calcext:value-type="float">
            <text:p>0.000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0]" office:value-type="float" office:value="0.92" calcext:value-type="float">
            <text:p>0.92</text:p>
          </table:table-cell>
          <table:table-cell table:formula="of:=[.$B$5]*[.C51]*POWER(1-[.C51]; [.$B$5]-1)" office:value-type="float" office:value="0.000188415999999996" calcext:value-type="float">
            <text:p>0.0001884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1]" office:value-type="float" office:value="0.94" calcext:value-type="float">
            <text:p>0.94</text:p>
          </table:table-cell>
          <table:table-cell table:formula="of:=[.$B$5]*[.C52]*POWER(1-[.C52]; [.$B$5]-1)" office:value-type="float" office:value="0.000060911999999998" calcext:value-type="float">
            <text:p>6.0911999999998E-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2]" office:value-type="float" office:value="0.960000000000001" calcext:value-type="float">
            <text:p>0.960000000000001</text:p>
          </table:table-cell>
          <table:table-cell table:formula="of:=[.$B$5]*[.C53]*POWER(1-[.C53]; [.$B$5]-1)" office:value-type="float" office:value="0.0000122879999999994" calcext:value-type="float">
            <text:p>1.22879999999994E-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3]" office:value-type="float" office:value="0.98" calcext:value-type="float">
            <text:p>0.98</text:p>
          </table:table-cell>
          <table:table-cell table:formula="of:=[.$B$5]*[.C54]*POWER(1-[.C54]; [.$B$5]-1)" office:value-type="float" office:value="0.000000783999999999916" calcext:value-type="float">
            <text:p>7.83999999999916E-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02+[.C54]" office:value-type="float" office:value="1" calcext:value-type="float">
            <text:p>1</text:p>
          </table:table-cell>
          <table:table-cell table:formula="of:=[.$B$5]*[.C55]*POWER(1-[.C55]; [.$B$5]-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8:33:06.792132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5:27:40.909112115</meta:creation-date>
    <dc:date>2021-01-25T19:24:17.135730579</dc:date>
    <meta:editing-duration>PT1H51M2S</meta:editing-duration>
    <meta:editing-cycles>6</meta:editing-cycles>
    <meta:generator>LibreOffice/6.4.6.2$Linux_X86_64 LibreOffice_project/40$Build-2</meta:generator>
    <meta:document-statistic meta:table-count="1" meta:cell-count="18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cm" chart:symbol-height="0cm" chart:link-data-style-to-source="true"/>
      <style:graphic-properties svg:stroke-width="0.051cm" svg:stroke-color="#004586" draw:fill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000" draw:fill-color="#ff4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32cm" svg:height="11.947cm" xlink:href=".." xlink:type="simple" chart:class="chart:scatter" chart:style-name="ch1">
        <chart:title svg:x="5.765cm" svg:y="0.374cm" chart:style-name="ch2">
          <text:p>Theoretical vs Simulation (N = 5)</text:p>
        </chart:title>
        <chart:legend chart:legend-position="end" svg:x="14.624cm" svg:y="5.404cm" style:legend-expansion="custom" chartooo:width="3.462cm" chartooo:height="1.096cm" style:legend-expansion-aspect-ratio="3.15875912408759" chart:style-name="ch3"/>
        <chart:plot-area chart:style-name="ch4" table:cell-range-address="Sheet1.C5:Sheet1.D55 Sheet1.G12:Sheet1.G18" chart:data-source-has-labels="row" svg:x="1.315cm" svg:y="1.412cm" svg:width="13.005cm" svg:height="9.335cm">
          <chartooo:coordinate-region svg:x="2.227cm" svg:y="1.611cm" svg:width="11.853cm" svg:height="8.489cm"/>
          <chart:axis chart:dimension="x" chart:name="primary-x" chart:style-name="ch5">
            <chart:title svg:x="7.667cm" svg:y="10.985cm" chart:style-name="ch6">
              <text:p>p</text:p>
            </chart:title>
          </chart:axis>
          <chart:axis chart:dimension="y" chart:name="primary-y" chart:style-name="ch5">
            <chart:title svg:x="0.391cm" svg:y="7.419cm" chart:style-name="ch7">
              <text:p>Mean Throughput</text:p>
            </chart:title>
            <chart:grid chart:style-name="ch8" chart:class="major"/>
          </chart:axis>
          <chart:series chart:style-name="ch9" chart:values-cell-range-address="Sheet1.D5:Sheet1.D55" loext:label-string="theoretical" chart:class="chart:scatter">
            <chart:domain table:cell-range-address="Sheet1.C5:Sheet1.C55"/>
            <chart:data-point chart:repeated="51"/>
          </chart:series>
          <chart:series chart:style-name="ch10" chart:values-cell-range-address="Sheet1.G12:Sheet1.G18" loext:label-string="simulation" chart:class="chart:scatter">
            <chart:domain table:cell-range-address="Sheet1.F5:Sheet1.F11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eoretical</text:p>
              </table:table-cell>
              <table:table-cell office:value-type="string">
                <text:p>Column F</text:p>
              </table:table-cell>
              <table:table-cell office:value-type="string">
                <text:p>simul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5:Sheet1.C55</svg:desc>
                </draw:g>
              </table:table-cell>
              <table:table-cell office:value-type="float" office:value="0">
                <text:p>0</text:p>
                <draw:g>
                  <svg:desc>Sheet1.D5:Sheet1.D55</svg:desc>
                </draw:g>
              </table:table-cell>
              <table:table-cell office:value-type="float" office:value="0.05">
                <text:p>0.05</text:p>
                <draw:g>
                  <svg:desc>Sheet1.F5:Sheet1.F11</svg:desc>
                </draw:g>
              </table:table-cell>
              <table:table-cell office:value-type="float" office:value="0.200319444444444">
                <text:p>0.200319444444444</text:p>
                <draw:g>
                  <svg:desc>Sheet1.G12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92236816">
                <text:p>0.092236816</text:p>
              </table:table-cell>
              <table:table-cell office:value-type="float" office:value="0.1">
                <text:p>0.1</text:p>
              </table:table-cell>
              <table:table-cell office:value-type="float" office:value="0.326972222222222">
                <text:p>0.32697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69869312">
                <text:p>0.169869312</text:p>
              </table:table-cell>
              <table:table-cell office:value-type="float" office:value="0.15">
                <text:p>0.15</text:p>
              </table:table-cell>
              <table:table-cell office:value-type="float" office:value="0.391736111111111">
                <text:p>0.391736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34224688">
                <text:p>0.234224688</text:p>
              </table:table-cell>
              <table:table-cell office:value-type="float" office:value="0.2">
                <text:p>0.2</text:p>
              </table:table-cell>
              <table:table-cell office:value-type="float" office:value="0.410291666666666">
                <text:p>0.410291666666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286557184">
                <text:p>0.286557184</text:p>
              </table:table-cell>
              <table:table-cell office:value-type="float" office:value="0.4">
                <text:p>0.4</text:p>
              </table:table-cell>
              <table:table-cell office:value-type="float" office:value="0.26075">
                <text:p>0.26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32805">
                <text:p>0.32805</text:p>
              </table:table-cell>
              <table:table-cell office:value-type="float" office:value="0.6">
                <text:p>0.6</text:p>
              </table:table-cell>
              <table:table-cell office:value-type="float" office:value="0.0781388888888888">
                <text:p>0.0781388888888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359817216">
                <text:p>0.359817216</text:p>
              </table:table-cell>
              <table:table-cell office:value-type="float" office:value="0.8">
                <text:p>0.8</text:p>
              </table:table-cell>
              <table:table-cell office:value-type="float" office:value="0.00654166666666666">
                <text:p>0.00654166666666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382905712">
                <text:p>0.38290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398297088">
                <text:p>0.398297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06909584">
                <text:p>0.40690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4096">
                <text:p>0.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407165616">
                <text:p>0.40716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400346112">
                <text:p>0.40034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389825488">
                <text:p>0.38982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76233984">
                <text:p>0.3762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36015">
                <text:p>0.3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342102016">
                <text:p>0.34210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322570512">
                <text:p>0.32257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301989888">
                <text:p>0.30198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280750384">
                <text:p>0.280750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2592">
                <text:p>0.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237646416">
                <text:p>0.23764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216358912">
                <text:p>0.21635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195570288">
                <text:p>0.19557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75478784">
                <text:p>0.175478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15625">
                <text:p>0.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38018816">
                <text:p>0.13801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120891312">
                <text:p>0.12089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104946688">
                <text:p>0.10494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0902391839999999">
                <text:p>0.090239183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0767999999999999">
                <text:p>0.0767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646392159999999">
                <text:p>0.064639215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0537477119999999">
                <text:p>0.053747711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0440990879999999">
                <text:p>0.044099087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0356515839999999">
                <text:p>0.035651583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0283499999999999">
                <text:p>0.02834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0221276159999999">
                <text:p>0.022127615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169081119999999">
                <text:p>0.016908111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126074879999999">
                <text:p>0.012607487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00913598399999994">
                <text:p>0.009135983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00639999999999995">
                <text:p>0.0063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00430401599999996">
                <text:p>0.004304015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00275251199999997">
                <text:p>0.002752511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00165188799999998">
                <text:p>0.001651887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000912383999999987">
                <text:p>0.000912383999999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000449999999999992">
                <text:p>0.0004499999999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000188415999999996">
                <text:p>0.000188415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000060911999999998">
                <text:p>0.000060911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000122879999999994">
                <text:p>0.000012287999999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00000783999999999916">
                <text:p>0.00000078399999999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